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2.4583in" fo:text-indent="0.4916in">
        <style:tab-stops/>
      </style:paragraph-properties>
    </style:style>
    <style:style style:name="P65" style:parent-style-name="Normal" style:family="paragraph">
      <style:paragraph-properties fo:margin-left="1.475in" fo:text-indent="0.4916in">
        <style:tab-stops/>
      </style:paragraph-properties>
    </style:style>
    <style:style style:name="P66" style:parent-style-name="Normal" style:family="paragraph">
      <style:paragraph-properties fo:margin-left="1.9666in" fo:text-indent="0.4916in">
        <style:tab-stops/>
      </style:paragraph-properties>
    </style:style>
    <style:style style:name="P67" style:parent-style-name="Normal" style:family="paragraph">
      <style:paragraph-properties fo:margin-left="1.9666in" fo:text-indent="0.4916in">
        <style:tab-stops/>
      </style:paragraph-properties>
    </style:style>
    <style:style style:name="P68" style:parent-style-name="Normal" style:family="paragraph">
      <style:paragraph-properties fo:margin-left="1.9666in" fo:text-indent="0.4916in">
        <style:tab-stops/>
      </style:paragraph-properties>
    </style:style>
    <style:style style:name="P69" style:parent-style-name="Normal" style:family="paragraph">
      <style:paragraph-properties fo:margin-left="2.4583in" fo:text-indent="0.4916in">
        <style:tab-stops/>
      </style:paragraph-properties>
    </style:style>
    <style:style style:name="P70" style:parent-style-name="Normal" style:family="paragraph">
      <style:paragraph-properties fo:margin-left="2.4583in" fo:text-indent="0.4916in">
        <style:tab-stops/>
      </style:paragraph-properties>
    </style:style>
    <style:style style:name="P71" style:parent-style-name="Normal" style:family="paragraph">
      <style:paragraph-properties fo:margin-left="2.4583in">
        <style:tab-stops/>
      </style:paragraph-properties>
    </style:style>
    <style:style style:name="P72" style:parent-style-name="Paragraphedeliste" style:family="paragraph">
      <style:paragraph-properties fo:margin-left="2.4666in" fo:text-indent="0.4833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list-style-name="LFO7" style:family="paragraph"/>
    <style:style style:name="P91" style:parent-style-name="Paragraphedeliste" style:list-style-name="LFO8" style:family="paragraph"/>
    <style:style style:name="P92" style:parent-style-name="Normal" style:family="paragraph">
      <style:paragraph-properties fo:margin-left="1.75in" fo:text-indent="0.2166in">
        <style:tab-stops/>
      </style:paragraph-properties>
    </style:style>
    <style:style style:name="P93" style:parent-style-name="Normal" style:family="paragraph">
      <style:paragraph-properties fo:margin-left="1.75in" fo:text-indent="0.2166in">
        <style:tab-stops/>
      </style:paragraph-properties>
    </style:style>
    <style:style style:name="P94" style:parent-style-name="Normal" style:family="paragraph">
      <style:paragraph-properties fo:margin-left="1.75in" fo:text-indent="0.2166in">
        <style:tab-stops/>
      </style:paragraph-properties>
    </style:style>
    <style:style style:name="P95" style:parent-style-name="Normal" style:family="paragraph">
      <style:paragraph-properties fo:margin-left="1.75in" fo:text-indent="0.2166in">
        <style:tab-stops/>
      </style:paragraph-properties>
    </style:style>
    <style:style style:name="P96" style:parent-style-name="Normal" style:family="paragraph">
      <style:paragraph-properties fo:margin-left="1.75in" fo:text-indent="0.2166in">
        <style:tab-stops/>
      </style:paragraph-properties>
    </style:style>
    <style:style style:name="P97" style:parent-style-name="Normal" style:family="paragraph">
      <style:paragraph-properties fo:margin-left="1.75in" fo:text-indent="0.2166in">
        <style:tab-stops/>
      </style:paragraph-properties>
    </style:style>
    <style:style style:name="P98" style:parent-style-name="Normal" style:family="paragraph">
      <style:paragraph-properties fo:margin-left="1.75in" fo:text-indent="0.2166in">
        <style:tab-stops/>
      </style:paragraph-properties>
    </style:style>
    <style:style style:name="P99" style:parent-style-name="Normal" style:family="paragraph">
      <style:paragraph-properties fo:margin-left="1.75in" fo:text-indent="0.2166in">
        <style:tab-stops/>
      </style:paragraph-properties>
    </style:style>
    <style:style style:name="P100" style:parent-style-name="Normal" style:family="paragraph">
      <style:paragraph-properties fo:margin-left="1.75in" fo:text-indent="0.2166in">
        <style:tab-stops/>
      </style:paragraph-properties>
    </style:style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Paragraphedeliste" style:list-style-name="LFO8" style:family="paragraph"/>
    <style:style style:name="P110" style:parent-style-name="Paragraphedeliste" style:family="paragraph">
      <style:paragraph-properties fo:margin-left="1.75in">
        <style:tab-stops/>
      </style:paragraph-properties>
    </style:style>
    <style:style style:name="P111" style:parent-style-name="Paragraphedeliste" style:family="paragraph">
      <style:paragraph-properties fo:margin-left="1.75in">
        <style:tab-stops/>
      </style:paragraph-properties>
    </style:style>
    <style:style style:name="P112" style:parent-style-name="Paragraphedeliste" style:family="paragraph">
      <style:paragraph-properties fo:margin-left="1.75in">
        <style:tab-stops/>
      </style:paragraph-properties>
    </style:style>
    <style:style style:name="P113" style:parent-style-name="Paragraphedeliste" style:family="paragraph">
      <style:paragraph-properties fo:margin-left="1.75in">
        <style:tab-stops/>
      </style:paragraph-properties>
    </style:style>
    <style:style style:name="P114" style:parent-style-name="Paragraphedeliste" style:list-style-name="LFO8" style:family="paragraph"/>
    <style:style style:name="P115" style:parent-style-name="Paragraphedeliste" style:family="paragraph">
      <style:paragraph-properties fo:margin-left="1.75in">
        <style:tab-stops/>
      </style:paragraph-properties>
    </style:style>
    <style:style style:name="P116" style:parent-style-name="Paragraphedeliste" style:family="paragraph">
      <style:paragraph-properties fo:margin-left="1.75in">
        <style:tab-stops/>
      </style:paragraph-properties>
    </style:style>
    <style:style style:name="P117" style:parent-style-name="Paragraphedeliste" style:family="paragraph">
      <style:paragraph-properties fo:margin-left="1.75in">
        <style:tab-stops/>
      </style:paragraph-properties>
    </style:style>
    <style:style style:name="P118" style:parent-style-name="Paragraphedeliste" style:list-style-name="LFO8" style:family="paragraph"/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family="paragraph">
      <style:paragraph-properties fo:margin-left="1.75in">
        <style:tab-stops/>
      </style:paragraph-properties>
    </style:style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family="paragraph">
      <style:paragraph-properties fo:margin-left="1.75in">
        <style:tab-stops/>
      </style:paragraph-properties>
    </style:style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list-style-name="LFO8" style:family="paragraph"/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Normal" style:family="paragraph">
      <style:paragraph-properties fo:margin-left="1.75in">
        <style:tab-stops/>
      </style:paragraph-properties>
    </style:style>
    <style:style style:name="P128" style:parent-style-name="Paragraphedeliste" style:list-style-name="LFO8" style:family="paragraph"/>
    <style:style style:name="P129" style:parent-style-name="Paragraphedeliste" style:list-style-name="LFO8" style:family="paragraph"/>
    <style:style style:name="P130" style:parent-style-name="Paragraphedeliste" style:list-style-name="LFO8" style:family="paragraph"/>
    <style:style style:name="P131" style:parent-style-name="Paragraphedeliste" style:family="paragraph">
      <style:paragraph-properties fo:margin-left="1.75in">
        <style:tab-stops/>
      </style:paragraph-properties>
    </style:style>
    <style:style style:name="P132" style:parent-style-name="Paragraphedeliste" style:list-style-name="LFO7" style:family="paragraph"/>
    <style:style style:name="P133" style:parent-style-name="Paragraphedeliste" style:family="paragraph">
      <style:paragraph-properties fo:margin-left="1.2333in">
        <style:tab-stops/>
      </style:paragraph-properties>
    </style:style>
    <style:style style:name="P134" style:parent-style-name="Paragraphedeliste" style:family="paragraph">
      <style:paragraph-properties fo:margin-left="1.2333in">
        <style:tab-stops/>
      </style:paragraph-properties>
    </style:style>
    <style:style style:name="P135" style:parent-style-name="Paragraphedeliste" style:family="paragraph">
      <style:paragraph-properties fo:margin-left="1.2333in">
        <style:tab-stops/>
      </style:paragraph-properties>
    </style:style>
    <style:style style:name="P136" style:parent-style-name="Paragraphedeliste" style:family="paragraph">
      <style:paragraph-properties fo:margin-left="1.2333in">
        <style:tab-stops/>
      </style:paragraph-properties>
    </style:style>
    <style:style style:name="P137" style:parent-style-name="Paragraphedeliste" style:family="paragraph">
      <style:paragraph-properties fo:margin-left="1.2333in">
        <style:tab-stops/>
      </style:paragraph-properties>
    </style:style>
    <style:style style:name="P138" style:parent-style-name="Paragraphedeliste" style:family="paragraph">
      <style:paragraph-properties fo:margin-left="1.2333in">
        <style:tab-stops/>
      </style:paragraph-properties>
    </style:style>
    <style:style style:name="P139" style:parent-style-name="Paragraphedeliste" style:family="paragraph">
      <style:paragraph-properties fo:margin-left="1.2333in">
        <style:tab-stops/>
      </style:paragraph-properties>
    </style:style>
    <style:style style:name="P140" style:parent-style-name="Normal" style:family="paragraph">
      <style:paragraph-properties fo:text-indent="0.4916in"/>
    </style:style>
    <style:style style:name="P141" style:parent-style-name="Normal" style:family="paragraph">
      <style:paragraph-properties fo:margin-left="0.4916in" fo:text-indent="0.4916in">
        <style:tab-stops/>
      </style:paragraph-properties>
    </style:style>
    <style:style style:name="T142" style:parent-style-name="Policepardéfaut" style:family="text">
      <style:text-properties fo:language="en" fo:country="US"/>
    </style:style>
    <style:style style:name="T143" style:parent-style-name="Policepardéfaut" style:family="text">
      <style:text-properties fo:language="en" fo:country="US"/>
    </style:style>
    <style:style style:name="P144" style:parent-style-name="Normal" style:family="paragraph">
      <style:paragraph-properties fo:text-indent="0.4916in"/>
      <style:text-properties fo:language="en" fo:country="US"/>
    </style:style>
    <style:style style:name="P145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146" style:parent-style-name="Paragraphedeliste" style:family="paragraph">
      <style:paragraph-properties fo:margin-left="1.2333in">
        <style:tab-stops/>
      </style:paragraph-properties>
    </style:style>
    <style:style style:name="P147" style:parent-style-name="Paragraphedeliste" style:family="paragraph">
      <style:paragraph-properties fo:margin-left="1.2333in">
        <style:tab-stops/>
      </style:paragraph-properties>
    </style:style>
    <style:style style:name="P148" style:parent-style-name="Paragraphedeliste" style:family="paragraph">
      <style:paragraph-properties fo:margin-left="1.2333in">
        <style:tab-stops/>
      </style:paragraph-properties>
      <style:text-properties fo:language="en" fo:country="US"/>
    </style:style>
    <style:style style:name="P149" style:parent-style-name="Normal" style:family="paragraph">
      <style:paragraph-properties fo:text-indent="0.4916in"/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T152" style:parent-style-name="Policepardéfaut" style:family="text">
      <style:text-properties fo:language="en" fo:country="US"/>
    </style:style>
    <style:style style:name="P153" style:parent-style-name="Paragraphedeliste" style:list-style-name="LFO7" style:family="paragraph"/>
    <style:style style:name="P154" style:parent-style-name="Paragraphedeliste" style:list-style-name="LFO9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soft-page-break/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31-1950</text:p>
      <text:p text:style-name="Normal"><text:tab/><text:tab/><text:tab/><text:tab/><text:tab/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P65"/>
      <text:p text:style-name="P66">Fonction dropdownCategory() .</text:p>
      <text:p text:style-name="P67">Rajouter une condition « if » dans la boucle « while » .</text:p>
      <text:p text:style-name="P68">Exemple :<text:s/></text:p>
      <text:p text:style-name="P69">if($donnees['nom_colonne'] == 1)<text:s/></text:p>
      <text:p text:style-name="P70"><text:tab/>$values[6] = "Nom de la nouvelle categorie";</text:p>
      <text:p text:style-name="P71">Pour lier le groupe à la nouvelle catégorie, référez-vous au :<text:s/></text:p>
      <text:soft-page-break/>
      <text:p text:style-name="P72">III . Lier les catégories avec les groupes d’utilisateurs </text:p>
      <text:list text:style-name="LFO6" text:continue-numbering="true">
        <text:list-item>
          <text:p text:style-name="P73">Modification du champ 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<text:s/>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 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p text:style-name="P88"><text:tab/></text:p>
      <text:p text:style-name="P89"/>
      <text:list text:style-name="LFO7" text:continue-numbering="true">
        <text:list-item>
          <text:p text:style-name="P90">Interface Admin et Tech :</text:p>
        </text:list-item>
      </text:list>
      <text:list text:style-name="LFO8" text:continue-numbering="true">
        <text:list-item>
          <text:p text:style-name="P91">Modification de la barre de choix dans le header :</text:p>
        </text:list-item>
      </text:list>
      <text:p text:style-name="P92">/inc/html.class/php <text:s/>ligne 1193-1202</text:p>
      <text:p text:style-name="P93"/>
      <text:p text:style-name="P94">Fonction getMenusInfos()</text:p>
      <text:p text:style-name="P95">2 options sont possibles, la première est de modifier le fichier de traduction. La deuxième étant de mettre la traduction<text:s/>souhaitée dans le code.</text:p>
      <text:p text:style-name="P96">Exemple :<text:s/></text:p>
      <text:p text:style-name="P97">$menu[‘nom_de_cle’][‘title ‘] = « nom d’un onglet du menu » ;</text:p>
      <text:p text:style-name="P98">Pour mettre un menu <text:s/>déroulant quand on survole un onglet il faut ajouter un types :</text:p>
      <text:soft-page-break/>
      <text:p text:style-name="P99">Exemple :</text:p>
      <text:p text:style-name="P100"><text:tab/>$menu[‘nom_de_cle’][‘types’] = array(‘nomPremierChoix’, ‘nomDeuxiemeChoix’,…) ;</text:p>
      <text:p text:style-name="P101"/>
      <text:p text:style-name="P102">Affecter un lien à ce nouvel onglet :</text:p>
      <text:p text:style-name="P103">/inc/html.class.php ligne 1533</text:p>
      <text:p text:style-name="P104">Il faut rajouter un « else if ».</text:p>
      <text:p text:style-name="P105">Exemple :</text:p>
      <text:p text:style-name="P106">Else if (strcmp($part,"nom_de_cle ") === 0)</text:p>
      <text:p text:style-name="P107"><text:tab/>$link = “lien_de_l’onglet”;</text:p>
      <text:p text:style-name="P108"/>
      <text:list text:style-name="LFO8" text:continue-numbering="true">
        <text:list-item>
          <text:p text:style-name="P109">Suppression des champs « Problèmes » , « Contrats »<text:s/>et des champs « Notes » :</text:p>
        </text:list-item>
      </text:list>
      <text:p text:style-name="P110">Afin de répondre au cahier des charges, j’ai enlevé les champs « Problèmes », « Contrats » , « Notes privées » et « Notes publiques » :</text:p>
      <text:p text:style-name="P111">Problèmes : /inc/central.class.php <text:s/>ligne 236 / 293</text:p>
      <text:p text:style-name="P112">Notes : /inc/central.class.php <text:s/>ligne 243-246</text:p>
      <text:p text:style-name="P113">Contrats : /inc/central.class.php ligne 122 </text:p>
      <text:list text:style-name="LFO8" text:continue-numbering="true">
        <text:list-item>
          <text:p text:style-name="P114">Suppression des champs « Flux RSS » :</text:p>
        </text:list-item>
      </text:list>
      <text:p text:style-name="P115">Les flux RSS n’étant pas dans le cahier des charges je les ai également supprimés :</text:p>
      <text:p text:style-name="P116">/inc/central.class.php ligne 257 fonction showRSSView() ;</text:p>
      <text:p text:style-name="P117"/>
      <text:list text:style-name="LFO8" text:continue-numbering="true">
        <text:list-item>
          <text:p text:style-name="P118">Personnalisation du formulaire de ticket :</text:p>
        </text:list-item>
      </text:list>
      <text:p text:style-name="P119">Mise en place du dropdown des catégories personnalisées :</text:p>
      <text:p text:style-name="P120">/inc/ticket.class.php ligne 3955</text:p>
      <text:p text:style-name="P121"/>
      <text:p text:style-name="P122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23">Suppression du champ « Impact » : /inc/ticket.class.php ligne 4116-4130</text:p>
      <text:p text:style-name="P124">Suppression du champ « Element Associé » : /inc/ticket.class.php ligne 4148-4203</text:p>
      <text:list text:style-name="LFO8" text:continue-numbering="true">
        <text:list-item>
          <text:p text:style-name="P125">Modification du tableau de visualisation des<text:s/>tickets pour les trois vues disponibles :</text:p>
        </text:list-item>
      </text:list>
      <text:soft-page-break/>
      <text:p text:style-name="P126">Pour modifier une colonne dans le tableau de vues des tickets, il faut modifier la ligne 4887 du fichier /inc/ticket.class.php en insérant à la place de « Groupe » le titre que vous voulez.</text:p>
      <text:p text:style-name="P127">Puis pour modifier la valeur pour chaque ticket, il faut faire une requête à la base de données afin de récupérer la donnée souhaitée. Puis il suffit de faire un « echo » entre la ligne 5352-5365 pour afficher la valeur.</text:p>
      <text:list text:style-name="LFO8" text:continue-numbering="true">
        <text:list-item>
          <text:p text:style-name="P128">Modification de l’affichage création d’utilisateur :<text:tab/></text:p>
        </text:list-item>
        <text:list-item>
          <text:p text:style-name="P129">Modification affichage création de groupe :<text:tab/></text:p>
        </text:list-item>
        <text:list-item>
          <text:p text:style-name="P130">Information sur des champs (Catégorie, urgence) :</text:p>
        </text:list-item>
      </text:list>
      <text:p text:style-name="P131"/>
      <text:list text:style-name="LFO7" text:continue-numbering="true">
        <text:list-item>
          <text:p text:style-name="P132">Lier les catégories avec les groupes d’utilisateurs :</text:p>
        </text:list-item>
      </text:list>
      <text:p text:style-name="P133">Pour modifie lier une catégorie à un groupe, il faut pour commencer lier une catégorie à un utilisateur.</text:p>
      <text:p text:style-name="P134"/>
      <text:p text:style-name="P135">Pour commencer, il faut créer une catégorie et un groupe ayant le même nom.</text:p>
      <text:p text:style-name="P136">Dans le menu administration (en admin) et créez cette catégorie et ce groupe d’utilisateur ayant le même nom .</text:p>
      <text:p text:style-name="P137">Par la suite, rendez-vous dans le fichier /inc/user.class.php fonction showForm ligne 1828 .</text:p>
      <text:p text:style-name="Normal"/>
      <text:p text:style-name="Normal"><text:tab/><text:tab/><text:s text:c="7"/>Il faut ajouter une variable à la ligne 1927 .</text:p>
      <text:p text:style-name="Normal"><text:tab/><text:tab/><text:tab/>Exemple :</text:p>
      <text:p text:style-name="Normal"><text:tab/><text:tab/><text:tab/><text:tab/>$nom_de_variable <text:s/>= 0 ;</text:p>
      <text:p text:style-name="Normal"><text:tab/><text:tab/></text:p>
      <text:p text:style-name="Normal"><text:tab/><text:tab/>Ensuite entre la ligne 1934-1935 il faut affecter la valeur de votre colonne créer pour cette catégorie à la variable que vous venez de créer :</text:p>
      <text:p text:style-name="Normal"><text:tab/><text:tab/><text:tab/>Exemple :</text:p>
      <text:p text:style-name="Normal"><text:tab/><text:tab/><text:tab/><text:tab/>$nom_de_variable<text:s/>= $donnees[‘nom_de_votre_colonne_en_base’] ;</text:p>
      <text:p text:style-name="Normal"/>
      <text:p text:style-name="P138">Pour l’interaction avec l’utilisateur, il faut ajouter une checkbox cochée ou non.</text:p>
      <text:p text:style-name="P139">Exemple :</text:p>
      <text:p text:style-name="P140">if($nom_de_variable == 1)</text:p>
      <text:p text:style-name="P141"><text:s/><text:span text:style-name="T142">echo "&lt;input type=\"checkbox\" name=\"category[]\" value=6 checked=\"checked\"&gt; <text:s text:c="2"/>Nom<text:s/></text:span><text:span text:style-name="T143">Categorie <text:s text:c="4"/>&lt;br/&gt;";</text:span></text:p>
      <text:p text:style-name="P144">else</text:p>
      <text:soft-page-break/>
      <text:p text:style-name="P145"><text:s/>echo "&lt;input type=\"checkbox\" name=\"category[]\" value=6&gt; <text:s text:c="2"/>Nom Categorie <text:s text:c="4"/>&lt;br/&gt;";</text:p>
      <text:p text:style-name="P146">Après validation du formulaire, il faut récupérer les checkbox cochées ou non.</text:p>
      <text:p text:style-name="P147">Cela se fait dans le /inc/commondbtm , où il faut ajouter une<text:s/>condition « if » pour affecter au ticket l’id de votre catégorie.</text:p>
      <text:p text:style-name="P148">Exemple :</text:p>
      <text:p text:style-name="P149">if($this-&gt;input['itilcategories_id'] == 6)</text:p>
      <text:p text:style-name="P150"><text:tab/><text:tab/>$mycategory = $bdd-&gt;query("select * from glpi_itilcategories where name=’Nom_de_votre_categorie'");</text:p>
      <text:p text:style-name="P151"/>
      <text:p text:style-name="Normal">Vous pouvez verifier le nom de votre catégorie en tapant cette commande dans mySql :</text:p>
      <text:p text:style-name="Normal"><text:tab/><text:span text:style-name="T152">« SELECT name FROM glpi_itilicategories; »</text:span></text:p>
      <text:list text:style-name="LFO7" text:continue-numbering="true">
        <text:list-item>
          <text:p text:style-name="P153">Modifier la page de login et le header des différentes pages html :</text:p>
        </text:list-item>
      </text:list>
      <text:p text:style-name="Normal"/>
      <text:list text:style-name="LFO9" text:continue-numbering="true">
        <text:list-item>
          <text:p text:style-name="P154">MySq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5T09:58:00Z</dc:date>
    <meta:template xlink:href="Normal" xlink:type="simple"/>
    <meta:editing-cycles>210</meta:editing-cycles>
    <meta:editing-duration>PT39360S</meta:editing-duration>
    <meta:document-statistic meta:page-count="7" meta:paragraph-count="18" meta:word-count="1398" meta:character-count="9072" meta:row-count="64" meta:non-whitespace-character-count="7692"/>
  </office:meta>
</office:document-meta>
</file>